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63.3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cff00" style:font-name="Ubuntu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end" fo:margin-left="0pt"/>
      <style:text-properties style:font-name="Ubuntu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font-name="Ubuntu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Ubuntu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015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BOM of Reborn Plutonium Monitor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PART/PACK</text:p>
          </table:table-cell>
          <table:table-cell office:value-type="string" calcext:value-type="string">
            <text:p>€/PACK</text:p>
          </table:table-cell>
          <table:table-cell office:value-type="string" calcext:value-type="string">
            <text:p>€/PART</text:p>
          </table:table-cell>
          <table:table-cell table:style-name="ce4"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QTY TO BU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N – TME</text:p>
          </table:table-cell>
          <table:table-cell office:value-type="string" calcext:value-type="string">
            <text:p>PN- DIGY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C4]/[.B4]" office:value-type="float" office:value="41" calcext:value-type="float">
            <text:p>41</text:p>
          </table:table-cell>
          <table:table-cell office:value-type="string" calcext:value-type="string">
            <text:p>http://www.ebay.it/itm/COMPATIBLE-LP140WF1-SP-U1-LCD-LAPTOP-SCREEN-14-0-LG-PHILIPS-PANEL-UK-SHIPP-/380973772351?hash=item58b3ce6e3f:g:9XcAAOSwjVVVi-u-</text:p>
          </table:table-cell>
          <table:table-cell office:value-type="string" calcext:value-type="string">
            <text:p>LCD panel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G4]*[.C4]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table:formula="of:=[.C5]/[.B5]" office:value-type="float" office:value="0.65" calcext:value-type="float">
            <text:p>0.65</text:p>
          </table:table-cell>
          <table:table-cell office:value-type="string" calcext:value-type="string">
            <text:p>http://www.ebay.com/itm/10pcs-30-Pin-0-5mm-Pitch-300mm-Power-Ribbon-FFC-Flexible-Flat-Cable-Forward/191950130486?_trksid=p2047675.c100623.m-1&amp;_trkparms=aid%3D222007%26algo%3DSIC.MBE%26ao%3D1%26asc%3D41668%26meid%3D8a9ababd2545422a936d79d85c414c08%26pid%3D100623%26rk%3D2%26rkt%3D6%26sd%3D151666670498#shpCntId</text:p>
          </table:table-cell>
          <table:table-cell office:value-type="string" calcext:value-type="string">
            <text:p>Flex Ribbon Cable</text:p>
          </table:table-cell>
          <table:table-cell table:formula="of:=IF([.A5]&gt;[.B5]; CEILING((([.A5]-[.B5])/[.B5])+1);1)" office:value-type="float" office:value="1" calcext:value-type="float">
            <text:p>1</text:p>
          </table:table-cell>
          <table:table-cell table:formula="of:=[.G5]*[.C5]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table:formula="of:=[.C6]/[.B6]" office:value-type="float" office:value="1.59" calcext:value-type="float">
            <text:p>1.59</text:p>
          </table:table-cell>
          <table:table-cell office:value-type="string" calcext:value-type="string">
            <text:p>http://www.tme.eu/en/details/2040210-1/euro-hdmi-connectors/te-connectivity/</text:p>
          </table:table-cell>
          <table:table-cell office:value-type="string" calcext:value-type="string">
            <text:p>DP Socket</text:p>
          </table:table-cell>
          <table:table-cell table:formula="of:=IF([.A6]&gt;[.B6]; CEILING((([.A6]-[.B6])/[.B6])+1);1)" office:value-type="float" office:value="1" calcext:value-type="float">
            <text:p>1</text:p>
          </table:table-cell>
          <table:table-cell table:formula="of:=[.G6]*[.C6]" office:value-type="float" office:value="1.59" calcext:value-type="float">
            <text:p>1.59</text:p>
          </table:table-cell>
          <table:table-cell office:value-type="string" calcext:value-type="string">
            <text:p>2040210-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[.C7]/[.B7]" office:value-type="float" office:value="0.85" calcext:value-type="float">
            <text:p>0.85</text:p>
          </table:table-cell>
          <table:table-cell office:value-type="string" calcext:value-type="string">
            <text:p>http://www.tme.eu/en/details/f0500wr-s-30pt/connectors-ffc-fpc-05mm/joint-tech/</text:p>
          </table:table-cell>
          <table:table-cell office:value-type="string" calcext:value-type="string">
            <text:p>FFC Connector</text:p>
          </table:table-cell>
          <table:table-cell table:formula="of:=IF([.A7]&gt;[.B7]; CEILING((([.A7]-[.B7])/[.B7])+1);1)" office:value-type="float" office:value="1" calcext:value-type="float">
            <text:p>1</text:p>
          </table:table-cell>
          <table:table-cell table:formula="of:=[.G7]*[.C7]" office:value-type="float" office:value="0.85" calcext:value-type="float">
            <text:p>0.85</text:p>
          </table:table-cell>
          <table:table-cell office:value-type="string" calcext:value-type="string">
            <text:p>F0500WR-S-30PT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table:formula="of:=[.C8]/[.B8]" office:value-type="float" office:value="2.9" calcext:value-type="float">
            <text:p>2.9</text:p>
          </table:table-cell>
          <table:table-cell office:value-type="string" calcext:value-type="string">
            <text:p>http://www.tme.eu/en/details/mx-98266-0317/ffc-fpc-ribbon-cables/molex/982660317/</text:p>
          </table:table-cell>
          <table:table-cell office:value-type="string" calcext:value-type="string">
            <text:p>FFC cable</text:p>
          </table:table-cell>
          <table:table-cell table:formula="of:=IF([.A8]&gt;[.B8]; CEILING((([.A8]-[.B8])/[.B8])+1);1)" office:value-type="float" office:value="1" calcext:value-type="float">
            <text:p>1</text:p>
          </table:table-cell>
          <table:table-cell table:formula="of:=[.G8]*[.C8]" office:value-type="float" office:value="2.9" calcext:value-type="float">
            <text:p>2.9</text:p>
          </table:table-cell>
          <table:table-cell office:value-type="string" calcext:value-type="string">
            <text:p>MX-98266-0317</text:p>
          </table:table-cell>
          <table:table-cell table:number-columns-repeated="101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OTAL COS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table:formula="of:=SUM([.H4:.H25])" office:value-type="currency" office:currency="EUR" office:value="52.84" calcext:value-type="currency">
            <text:p>€ 52.84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7:50:24.581892411</meta:creation-date>
    <dc:date>2017-02-26T22:50:49.118648321</dc:date>
    <meta:editing-duration>PT8M30S</meta:editing-duration>
    <meta:editing-cycles>1</meta:editing-cycles>
    <meta:document-statistic meta:table-count="1" meta:cell-count="56" meta:object-count="0"/>
    <meta:generator>LibreOffice/5.2.2.2$Linux_X86_64 LibreOffice_project/20m0$Build-2</meta:generator>
  </office:meta>
</office:document-meta>
</file>